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2" style:family="paragraph" style:parent-style-name="Standard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indent="1.217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STHeiti" style:font-name-asian="STHeiti"/>
    </style:style>
    <style:style style:name="P6" style:family="paragraph" style:parent-style-name="Heading_20_2">
      <style:text-properties style:font-name="STHeiti" style:font-name-asian="STHeiti"/>
    </style:style>
    <style:style style:name="P7" style:family="paragraph" style:parent-style-name="Heading_20_2">
      <style:text-properties style:font-name="STHeiti" fo:font-style="italic" style:font-name-asian="STHeiti" style:font-style-asian="italic" style:font-style-complex="italic"/>
    </style:style>
    <style:style style:name="P8" style:family="paragraph" style:parent-style-name="Heading_20_1">
      <style:paragraph-properties fo:margin-left="0cm" fo:margin-right="0cm" fo:text-indent="4.286cm" style:auto-text-indent="false"/>
      <style:text-properties style:font-name="STHeiti" style:font-name-asian="STHeiti"/>
    </style:style>
    <style:style style:name="P9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10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11" style:family="paragraph" style:parent-style-name="Text_20_body">
      <style:text-properties style:font-name="STHeiti" style:font-name-asian="STHeiti"/>
    </style:style>
    <style:style style:name="P12" style:family="paragraph" style:parent-style-name="Heading_20_1">
      <style:text-properties style:font-name="STHeiti" fo:font-weight="normal" style:font-name-asian="STHeiti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黑客防线C/C++黑客编程.2.1.a</text:h>
      <text:p text:style-name="P1"/>
      <text:h text:style-name="P7" text:outline-level="2">本节前置知识要求:</text:h>
      <text:p text:style-name="P3">1.基本的C语言语法的掌握</text:p>
      <text:p text:style-name="P3">2.对Windows数据结构有一定的基础</text:p>
      <text:p text:style-name="P3">3.有一定的自我学习能力.</text:p>
      <text:p text:style-name="P3">4.对上一节内容有切实的理解</text:p>
      <text:p text:style-name="P2"/>
      <text:h text:style-name="P6" text:outline-level="2">本节课主要内容:</text:h>
      <text:p text:style-name="P5"><text:tab/>1.初步了解并发机制,以及它的优点<text:line-break/><text:tab/>2.了解Windows下基于线程的并发方式<text:line-break/><text:tab/>3.处理线程间数据共享<text:line-break/><text:tab/>4.控制线程</text:p>
      <text:h text:style-name="P6" text:outline-level="2">建议参考书籍:</text:h>
      <text:p text:style-name="P5"><text:tab/>《Win32多线程程序设计》(候捷译)</text:p>
      <text:p text:style-name="P3"/>
      <text:p text:style-name="P4">什么是并发? 并发和多线程之间是什么关系?</text:p>
      <text:p text:style-name="P4"/>
      <text:p text:style-name="P4"><text:tab/>*古代的并发神话 .</text:p>
      <text:p text:style-name="P4"><text:tab/>OS和语言的并发机制.</text:p>
      <text:p text:style-name="P4"/>
      <text:p text:style-name="P4">如果操作线程?</text:p>
      <text:p text:style-name="P4"/>
      <text:p text:style-name="P4"><text:tab/>创建线程</text:p>
      <text:p text:style-name="P4"/>
      <text:p text:style-name="P4">在线程中正确地共享数据</text:p>
      <text:p text:style-name="P4"><text:tab/></text:p>
      <text:p text:style-name="P4"><text:tab/>竞争, 以及其导致的混乱. </text:p>
      <text:p text:style-name="P4"><text:tab/>*几个读线程和一个写线程的故事</text:p>
      <text:p text:style-name="P4"><text:tab/>锁</text:p>
      <text:p text:style-name="P4"><text:tab/>*哲学家进餐的故事</text:p>
      <text:p text:style-name="P4"/>
      <text:p text:style-name="P4">控制好线程</text:p>
      <text:p text:style-name="P4"><text:tab/></text:p>
      <text:p text:style-name="P4"><text:tab/>相关函数</text:p>
      <text:p text:style-name="P4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1" text:outline-level="1"><text:tab/>古代的并发神话：</text:h>
      <text:p text:style-name="P1"><text:tab/>从前有个国王，年轻有为，长得又帅，而且人很聪明。而且吧更重要的是，这个国王还是没有结婚di～</text:p>
      <text:p text:style-name="P1"><text:tab/>他看上了邻居国家的一个公主，这个公主漂亮是当然的，而且人很聪明。而且吧更重要的是，这个公主还没有结婚。国王知道了，就去求婚去。</text:p>
      <text:p text:style-name="P1"><text:tab/>邻国公主看看国王。就提出了两个要求：</text:p>
      <text:p text:style-name="P1"><text:tab/>一是娶她的人必须是一个全国首富</text:p>
      <text:p text:style-name="P1"><text:tab/>二是娶她的人必须能计算出99999999内所有的素数</text:p>
      <text:p text:style-name="P1"><text:tab/>国王是很聪明啊，假设他一秒钟就能判断一个数是不是素数，那么等他判断完必须等上</text:p>
      <text:p text:style-name="P1">999999999/60/60/24/365 ＝ 31.709791952 年</text:p>
      <text:p text:style-name="P1"><text:tab/>那公主MM岂不是人老珠黄了？</text:p>
      <text:p text:style-name="P1"><text:tab/>于是国王想出了好办法..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<text:s text:c="2"/><text:tab/>一个读线程和一个写线程的故事</text:h>
      <text:p text:style-name="P5"><text:tab/>很久很久以前，有一个写线程和一个读线程他们在内存里快乐的生活着。</text:p>
      <text:p text:style-name="P5"><text:tab/>他们共同维护着一块内存。</text:p>
      <text:p text:style-name="P5"><text:tab/>有一天，写线程在内存里面写下“日本鬼子是SB”。自己一看，相当地欣赏。读线程一看，也很兴奋，于是把它读出来显示在屏幕上，于是ShellEx看了很高兴，就大大夸奖了这些线程</text:p>
      <text:p text:style-name="P1"><text:tab/>写线程一看被夸奖了，高兴啊，高兴得很啊，于是准备在内存里面写上“ShellEx是帅哥”。于是就下笔边擦边写。</text:p>
      <text:p text:style-name="P1"><text:tab/>读线程一看被夸奖了，也是高兴啊，高兴得很啊，于是不等写进程写完就把那些字符串读了出来。貌似没什么问题对吗？但是问题是写线程还没写完呐！</text:p>
      <text:p text:style-name="P1"><text:tab/>于是屏幕上显示的字符串就变成了“ShellEx是SB”。于是ShellEx很生气，后果很严重。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tab/>哲学家问题</text:h>
      <text:p text:style-name="P1"><text:tab/>五个哲学家，他们交替地进行思考和进餐。他们分别坐在位于一个圆形餐桌周围的五把椅子上，圆桌中央是一碗米饭，餐桌上共有五根筷子，分别摆放在每两个相邻座位的中间。<text:line-break/>当哲学家思考时，他不与其他人交谈。当哲学家饥饿时，他将拿起和他相邻的两根筷子进行进餐，但他很可能仅拿到一根，此时旁边的另一根正在他邻居的手中。只有他同时拿到两根筷子时他才能开始进餐。完成进餐后，他将两根筷子分别放回原位，然后再次开始思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宋体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hellex</meta:initial-creator>
    <meta:creation-date>2007-11-02T16:09:57</meta:creation-date>
    <dc:creator>Shellex</dc:creator>
    <dc:date>2007-11-02T17:50:43</dc:date>
    <meta:editing-cycles>13</meta:editing-cycles>
    <meta:editing-duration>PT1H11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4" meta:word-count="534" meta:character-count="1124"/>
  </office:meta>
</office:document-meta>
</file>